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Times, 'Times New Roman', serif"/>
    <style:font-face style:name="Helvetica" svg:font-family="Helvetica, Arial, sans-serif"/>
    <style:font-face style:name="Tahoma" svg:font-family="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0.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e2af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5467"/>
    </style:style>
    <style:style style:name="P6" style:family="paragraph" style:parent-style-name="Heading_20_1">
      <style:paragraph-properties fo:margin-left="0cm" fo:margin-right="0.529cm" fo:margin-top="0cm" fo:margin-bottom="0.39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Georgia" fo:font-size="10.5pt" fo:letter-spacing="normal" fo:font-style="normal" fo:font-weight="bold" officeooo:rsid="00133341" officeooo:paragraph-rsid="00133341" loext:padding="0cm" loext:border="none"/>
    </style:style>
    <style:style style:name="T1" style:family="text">
      <style:text-properties style:font-name="Helvetica" fo:font-size="10.5pt" fo:font-style="normal" fo:font-weight="normal"/>
    </style:style>
    <style:style style:name="T2" style:family="text">
      <style:text-properties style:font-name="Helvetica" fo:font-size="10.5pt" fo:font-style="normal" fo:font-weight="normal" officeooo:rsid="00115467"/>
    </style:style>
    <style:style style:name="T3" style:family="text">
      <style:text-properties style:font-name="Helvetica" fo:font-size="10.5pt" fo:font-style="normal" fo:font-weight="normal" officeooo:rsid="0011e2af"/>
    </style:style>
    <style:style style:name="T4" style:family="text">
      <style:text-properties style:font-name="Helvetica" fo:font-size="10.5pt" fo:font-style="normal" fo:font-weight="normal" officeooo:rsid="00133341"/>
    </style:style>
    <style:style style:name="T5" style:family="text">
      <style:text-properties fo:font-variant="normal" fo:text-transform="none" fo:color="#2a65b1" style:text-line-through-style="none" style:text-line-through-type="none" style:font-name="Helvetica" fo:font-size="10.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2a65b1" style:text-line-through-style="none" style:text-line-through-type="none" style:font-name="Helvetica" fo:font-size="10.5pt" fo:letter-spacing="normal" fo:font-style="normal" style:text-underline-style="none" fo:font-weight="normal" officeooo:rsid="00115467" style:text-blinking="false" loext:padding="0cm" loext:border="none"/>
    </style:style>
    <style:style style:name="T7" style:family="text">
      <style:text-properties fo:font-variant="normal" fo:text-transform="none" fo:color="#2a65b1" style:text-line-through-style="none" style:text-line-through-type="none" style:font-name="Helvetica" fo:font-size="10.5pt" fo:letter-spacing="normal" fo:font-style="normal" style:text-underline-style="none" fo:font-weight="normal" officeooo:rsid="00133341" style:text-blinking="false" loext:padding="0cm" loext:border="none"/>
    </style:style>
    <style:style style:name="T8" style:family="text">
      <style:text-properties fo:font-variant="normal" fo:text-transform="none" fo:color="#000000" style:font-name="Helvetica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style:font-name="Helvetica" fo:font-size="10.5pt" fo:letter-spacing="normal" fo:font-style="normal" fo:font-weight="normal" officeooo:rsid="00115467" loext:padding="0cm" loext:border="none"/>
    </style:style>
    <style:style style:name="T10" style:family="text">
      <style:text-properties fo:font-variant="normal" fo:text-transform="none" fo:color="#000000" style:font-name="Helvetica" fo:font-size="10.5pt" fo:letter-spacing="normal" fo:font-style="normal" fo:font-weight="normal" officeooo:rsid="0011e2af" loext:padding="0cm" loext:border="none"/>
    </style:style>
    <style:style style:name="T11" style:family="text">
      <style:text-properties fo:font-variant="normal" fo:text-transform="none" fo:color="#3465a4" style:font-name="Helvetica" fo:font-size="10.5pt" fo:letter-spacing="normal" fo:font-style="normal" fo:font-weight="normal" officeooo:rsid="0011e2af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EPASO PRÁCTICA 5.5</text:h>
      <text:p text:style-name="P3"><text:span text:style-name="T8"/></text:p>
      <text:p text:style-name="P3"><text:span text:style-name="T10">EJERCICIO 1. </text:span><text:span text:style-name="T8"> </text:span><text:a xlink:type="simple" xlink:href="http://httpd.apache.org/docs/2.2/mod/mod_alias.html#alias" text:style-name="Internet_20_link" text:visited-style-name="Visited_20_Internet_20_Link"><text:span text:style-name="T5">Alias:</text:span></text:a><text:span text:style-name="T8"> Crea un alias que m</text:span><text:span text:style-name="T9">e</text:span><text:span text:style-name="T8"> permita entrar en la URL http://</text:span><text:span text:style-name="T10">IPSERVIDOR</text:span><text:span text:style-name="T8">/documentos y visualice los ficheros del /home/</text:span><text:span text:style-name="T9">alumno</text:span><text:span text:style-name="T8">/Documentos. </text:span><text:span text:style-name="T10">(Dentro del directorio crea una página llamada indexdocumentos.html con un texto que ponga “Index documentos alumno tunombre completo)</text:span></text:p>
      <text:p text:style-name="P4"><text:span text:style-name="T10"><text:tab/>Por defecto se debe mostrar <text:s/>indexdocumentos.html </text:span><text:span text:style-name="T11">¿Qué directiva utilizas?</text:span></text:p>
      <text:p text:style-name="P5"><text:span text:style-name="T8"><text:tab/>Cambia las opciones del directorio para que no siga los enlaces símbolicos. </text:span><text:span text:style-name="T6">¿Cómo lo haces?<text:tab/></text:span><text:span text:style-name="T8">Deshabilita la opción de que se listen los archivos existentes en la carpeta </text:span><text:span text:style-name="T5"><text:s/></text:span><text:span text:style-name="T6">¿Cómo lo haces?</text:span></text:p>
      <text:p text:style-name="P3"><text:span text:style-name="T8"/></text:p>
      <text:p text:style-name="P3"><text:span text:style-name="T10">EJERCICIO 2. R</text:span><text:span text:style-name="T8">ealiza una redirección, que permita que cu</text:span><text:span text:style-name="T9">a</text:span><text:span text:style-name="T8">ndo entre a tu servidor http://</text:span><text:span text:style-name="T9">IP</text:span><text:span text:style-name="T8">_servidor/</text:span><text:span text:style-name="T10">iesconselleria</text:span><text:span text:style-name="T8">, salte a </text:span><text:a xlink:type="simple" xlink:href="http://iesconselleria.edu.gva.es/" text:style-name="Internet_20_link" text:visited-style-name="Visited_20_Internet_20_Link">http://iesconselleria.edu.gva.es/</text:a><text:span text:style-name="T8"> </text:span></text:p>
      <text:p text:style-name="P3"><text:span text:style-name="T8"/></text:p>
      <text:p text:style-name="P1"><text:span text:style-name="T4">EJERCICIO 3. </text:span><text:span text:style-name="T1">Cuando no se encuentre una página (error 40</text:span><text:span text:style-name="T2">3</text:span><text:span text:style-name="T1">) </text:span><text:span text:style-name="T2">configura el servidor para que envíe a la página </text:span><text:span text:style-name="T3">error</text:span><text:span text:style-name="T2">403.html </text:span><text:span text:style-name="T3">con un texto explicativo del error</text:span><text:span text:style-name="T2"> ¿En qué directorio creas la página de error? (Para probarlo provoca el error </text:span><text:span text:style-name="T4">utiliza la directiva Require all None en las directivas del sitio virtual, que deniega el acceso al directorio)</text:span></text:p>
      <text:p text:style-name="P1"><text:span text:style-name="T1"/></text:p>
      <text:p text:style-name="P2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Times, 'Times New Roman', serif"/>
    <style:font-face style:name="Helvetica" svg:font-family="Helvetica, Arial, sans-serif"/>
    <style:font-face style:name="Tahoma" svg:font-family="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49:48.561000000</meta:creation-date>
    <dc:date>2019-10-17T15:14:07.998000000</dc:date>
    <meta:editing-duration>PT3M58S</meta:editing-duration>
    <meta:editing-cycles>1</meta:editing-cycles>
    <meta:document-statistic meta:table-count="0" meta:image-count="0" meta:object-count="0" meta:page-count="1" meta:paragraph-count="6" meta:word-count="155" meta:character-count="1067" meta:non-whitespace-character-count="912"/>
    <meta:generator>LibreOffice/6.2.4.2$Windows_X86_64 LibreOffice_project/2412653d852ce75f65fbfa83fb7e7b669a126d64</meta:generator>
  </office:meta>
</office:document-meta>
</file>